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6A300001953E1D44F6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Times New Roman1" svg:font-family="'Times New Roman'" style:font-family-generic="roman"/>
    <style:font-face style:name="DejaVu Sans" svg:font-family="'DejaVu Sans'" style:font-family-generic="swiss"/>
    <style:font-face style:name="Mangal" svg:font-family="Mangal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2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DejaVu Sans1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DejaVu Sans" fo:font-style="normal" fo:font-weight="normal" officeooo:rsid="001c4448" officeooo:paragraph-rsid="00543612" style:font-style-asian="normal" style:font-weight-asian="normal" style:font-style-complex="normal" style:font-weight-complex="normal"/>
    </style:style>
    <style:style style:name="P4" style:family="paragraph" style:parent-style-name="Heading">
      <style:paragraph-properties fo:text-align="center" style:justify-single-word="false"/>
      <style:text-properties officeooo:paragraph-rsid="00543612"/>
    </style:style>
    <style:style style:name="P5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ext_20_body">
      <style:text-properties style:font-name="DejaVu Sans1" officeooo:paragraph-rsid="00b1f985"/>
    </style:style>
    <style:style style:name="P8" style:family="paragraph" style:parent-style-name="Text_20_body">
      <style:text-properties style:font-name="DejaVu Sans1" fo:font-style="italic" officeooo:paragraph-rsid="00b1f985" style:font-style-asian="italic" style:font-style-complex="italic"/>
    </style:style>
    <style:style style:name="P9" style:family="paragraph" style:parent-style-name="Text_20_body">
      <style:text-properties style:font-name="DejaVu Sans1" fo:font-style="normal" officeooo:paragraph-rsid="00b1f985" style:font-style-asian="normal" style:font-style-complex="normal"/>
    </style:style>
    <style:style style:name="P10" style:family="paragraph" style:parent-style-name="Text_20_body">
      <style:text-properties style:font-name="DejaVu Sans1" fo:font-style="normal" officeooo:paragraph-rsid="00b892e5" style:font-style-asian="normal" style:font-style-complex="normal"/>
    </style:style>
    <style:style style:name="P11" style:family="paragraph" style:parent-style-name="Text_20_body">
      <style:text-properties style:font-name="DejaVu Sans1" fo:font-style="normal" officeooo:paragraph-rsid="00ba0d31" style:font-style-asian="normal" style:font-style-complex="normal"/>
    </style:style>
    <style:style style:name="P12" style:family="paragraph" style:parent-style-name="Text_20_body">
      <style:text-properties style:font-name="DejaVu Sans1" fo:font-style="normal" officeooo:paragraph-rsid="00bc3237" style:font-style-asian="normal" style:font-style-complex="normal"/>
    </style:style>
    <style:style style:name="P13" style:family="paragraph" style:parent-style-name="Text_20_body">
      <style:text-properties style:font-name="DejaVu Sans1" officeooo:paragraph-rsid="00b64d66"/>
    </style:style>
    <style:style style:name="P14" style:family="paragraph" style:parent-style-name="Text_20_body">
      <style:text-properties style:font-name="DejaVu Sans1" officeooo:paragraph-rsid="00b7da36"/>
    </style:style>
    <style:style style:name="P15" style:family="paragraph" style:parent-style-name="Text_20_body">
      <style:text-properties style:font-name="DejaVu Sans1" officeooo:paragraph-rsid="00b892e5"/>
    </style:style>
    <style:style style:name="P16" style:family="paragraph" style:parent-style-name="Text_20_body">
      <style:text-properties style:font-name="DejaVu Sans1" officeooo:paragraph-rsid="00bc3237"/>
    </style:style>
    <style:style style:name="P17" style:family="paragraph" style:parent-style-name="Text_20_body">
      <style:text-properties style:font-name="DejaVu Sans1" officeooo:paragraph-rsid="00ba4b3e"/>
    </style:style>
    <style:style style:name="P18" style:family="paragraph" style:parent-style-name="Text_20_body">
      <style:paragraph-properties fo:break-before="page"/>
      <style:text-properties style:font-name="DejaVu Sans1" fo:font-style="normal" officeooo:paragraph-rsid="00b892e5" style:font-style-asian="normal" style:font-style-complex="normal"/>
    </style:style>
    <style:style style:name="P19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DejaVu Sans1" fo:font-style="normal" officeooo:paragraph-rsid="00ba0d31" style:font-style-asian="normal" style:font-style-complex="normal"/>
    </style:style>
    <style:style style:name="P20" style:family="paragraph" style:parent-style-name="Header">
      <style:text-properties style:font-name="DejaVu Sans1" officeooo:rsid="0015c526" officeooo:paragraph-rsid="00b1f985"/>
    </style:style>
    <style:style style:name="P21" style:family="paragraph" style:parent-style-name="Heading_20_1">
      <style:paragraph-properties fo:text-align="center" style:justify-single-word="false"/>
      <style:text-properties style:font-name="DejaVu Sans1" fo:font-weight="normal" officeooo:rsid="00b13abd" officeooo:paragraph-rsid="00b1f985" style:font-weight-asian="normal" style:font-weight-complex="norma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style:font-name="Arial" fo:font-style="normal" officeooo:paragraph-rsid="00b64d66" style:font-style-asian="normal" style:font-style-complex="normal"/>
    </style:style>
    <style:style style:name="P24" style:family="paragraph" style:parent-style-name="Table_20_Contents">
      <style:text-properties style:font-name="DejaVu Sans1" officeooo:paragraph-rsid="00ba0d31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>
      <style:paragraph-properties fo:text-align="center"/>
    </style:style>
    <style:style style:name="P28" style:family="paragraph">
      <style:text-properties style:font-name="DejaVu Sans1" fo:font-size="12pt" style:text-underline-style="solid" style:text-underline-width="auto" style:text-underline-color="font-color" fo:font-weight="bold" style:font-weight-asian="bold" style:font-weight-complex="bold"/>
    </style:style>
    <style:style style:name="P2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5f8d02"/>
    </style:style>
    <style:style style:name="T2" style:family="text">
      <style:text-properties officeooo:rsid="00543612"/>
    </style:style>
    <style:style style:name="T3" style:family="text">
      <style:text-properties style:font-name="DejaVu Sans Condensed" fo:font-size="28pt" officeooo:rsid="00543612" style:font-size-asian="28pt" style:font-size-complex="28pt"/>
    </style:style>
    <style:style style:name="T4" style:family="text">
      <style:text-properties officeooo:rsid="00b1f985"/>
    </style:style>
    <style:style style:name="T5" style:family="text">
      <style:text-properties officeooo:rsid="00b64d66"/>
    </style:style>
    <style:style style:name="T6" style:family="text">
      <style:text-properties fo:font-style="normal" officeooo:rsid="00b64d66" style:font-style-asian="normal" style:font-style-complex="normal"/>
    </style:style>
    <style:style style:name="T7" style:family="text">
      <style:text-properties fo:font-style="normal" officeooo:rsid="00b70cc9" style:font-style-asian="normal" style:font-style-complex="normal"/>
    </style:style>
    <style:style style:name="T8" style:family="text">
      <style:text-properties fo:font-style="normal" officeooo:rsid="00b892e5" style:font-style-asian="normal" style:font-style-complex="normal"/>
    </style:style>
    <style:style style:name="T9" style:family="text">
      <style:text-properties fo:font-style="normal" officeooo:rsid="00ba4b3e" style:font-style-asian="normal" style:font-style-complex="normal"/>
    </style:style>
    <style:style style:name="T10" style:family="text">
      <style:text-properties fo:font-style="normal" officeooo:rsid="00ba0d31" style:font-style-asian="normal" style:font-style-complex="normal"/>
    </style:style>
    <style:style style:name="T11" style:family="text">
      <style:text-properties officeooo:rsid="00b892e5"/>
    </style:style>
    <style:style style:name="T12" style:family="text">
      <style:text-properties fo:font-style="italic" officeooo:rsid="00b892e5" style:font-style-asian="italic" style:font-style-complex="italic"/>
    </style:style>
    <style:style style:name="T13" style:family="text">
      <style:text-properties officeooo:rsid="00ba0d31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="DejaVu Sans1" fo:font-size="12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000000" draw:fill="hatch" draw:fill-hatch-name="Blue_20_Crossed_20_45_20_Degrees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000000" draw:fill="none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101cm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.101cm" svg:stroke-color="#000000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cm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cm" svg:stroke-color="#000000" draw:fill="none" draw:fill-color="#ffffff" fo:min-height="2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cm" svg:stroke-color="#000000" draw:fill="none" draw:fill-color="#ffffff" fo:min-height="1.2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4"><text:span text:style-name="T3">Électronique </text:span><text:span text:style-name="T2">:</text:span></text:p>
      <text:h text:style-name="P21" text:outline-level="1"><text:bookmark-start text:name="__RefHeading__945_1996427839"/><text:span text:style-name="T4">TD_Capteur_et_Amplification</text:span>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5">Table des matières</text:p>
          </text:index-title>
          <text:p text:style-name="P26"><text:a xlink:type="simple" xlink:href="#__RefHeading__945_1996427839" text:style-name="Index_20_Link" text:visited-style-name="Index_20_Link">TD_Capteur_et_Amplification<text:tab/>1</text:a></text:p>
          <text:p text:style-name="P26"><text:a xlink:type="simple" xlink:href="#__RefHeading__1819_1462893798" text:style-name="Index_20_Link" text:visited-style-name="Index_20_Link">1 – La colonne d'eau et le capteur de pression 26PCBFA6D :<text:tab/>3</text:a></text:p>
          <text:p text:style-name="P26"><text:a xlink:type="simple" xlink:href="#__RefHeading__180_1381536274" text:style-name="Index_20_Link" text:visited-style-name="Index_20_Link">2 – Le schéma structurel de la carte et les composants :<text:tab/>4</text:a></text:p>
        </text:index-body>
      </text:table-of-content>
      <text:p text:style-name="P3"/>
      <text:h text:style-name="P22" text:outline-level="1"><text:bookmark-start text:name="__RefHeading__1819_1462893798"/>1 – <text:span text:style-name="T4">La colonne d'eau et le capteur de pression 26PCBFA6D :</text:span><text:bookmark-end text:name="__RefHeading__1819_1462893798"/></text:h>
      <text:p text:style-name="P7"><text:span text:style-name="T4"/></text:p>
      <text:p text:style-name="P7"><text:span text:style-name="T4"/></text:p>
      <text:p text:style-name="P7"><text:span text:style-name="T5">1-</text:span><text:span text:style-name="T4">1) Lorsque le niveau d'eau augmente, la pression aussi.</text:span></text:p>
      <text:p text:style-name="P7"><text:span text:style-name="T4"/></text:p>
      <text:p text:style-name="P7"><text:span text:style-name="T4"/></text:p>
      <text:p text:style-name="P7"><text:span text:style-name="T5">1-</text:span><text:span text:style-name="T4">2) C'est un capteur en pont de wheastone.</text:span></text:p>
      <text:p text:style-name="P8"><text:span text:style-name="T4">Nb :Voire le document joint « TD : Montage en pont de wheastone »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5">1-</text:span><text:span text:style-name="T4">3) Gamme de sensibilité du capteur : 10mv/psi</text:span></text:p>
      <text:p text:style-name="P9"><text:span text:style-name="T4">Avec 5psi max.</text:span></text:p>
      <text:p text:style-name="P9"><text:span text:style-name="T4">Schéma de la tension en sortie du capteur pour une hauteur d'eau de 1 mètre avec une tension d'alimentation de 5V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draw:frame text:anchor-type="paragraph" draw:z-index="8" draw:style-name="gr6" svg:width="5.398cm" svg:height="3.996cm" svg:x="12.931cm" svg:y="0.051cm"><draw:text-box><text:p><text:span text:style-name="T14">Aide :</text:span></text:p><text:p/><text:p>10mv/psi</text:p><text:p/><text:p>10 mètres = 1 bars</text:p><text:p/><text:p>1 bars = 14,2 psi</text:p></draw:text-box></draw:frame><draw:frame text:anchor-type="paragraph" draw:z-index="6" draw:style-name="gr5" svg:width="8.864cm" svg:height="0.503cm" svg:x="1.633cm" svg:y="4.814cm"><draw:text-box><text:p>Vide: 0m / 0bars / 0psi / 0mV</text:p></draw:text-box></draw:frame><draw:frame text:anchor-type="paragraph" draw:z-index="5" draw:style-name="gr4" svg:width="8.944cm" svg:height="0.489cm" svg:x="1.554cm" svg:y="2.552cm"><draw:text-box><text:p>Moitié plein: 0,5m / 0,05bars / 0,71psi / 7,1mV</text:p></draw:text-box></draw:frame><draw:frame text:anchor-type="paragraph" draw:z-index="4" draw:style-name="gr3" svg:width="8.864cm" svg:height="0.662cm" svg:x="1.633cm" svg:y="0.078cm"><draw:text-box><text:p>Plein : 1m / 0,1bars / 1,42psi / 14,2mV</text:p></draw:text-box></draw:frame><draw:line text:anchor-type="paragraph" draw:z-index="1" draw:style-name="gr2" draw:text-style-name="P27" svg:x1="0.205cm" svg:y1="0.527cm" svg:x2="10.497cm" svg:y2="0.501cm"><text:p/></draw:line><draw:line text:anchor-type="paragraph" draw:z-index="3" draw:style-name="gr2" draw:text-style-name="P27" svg:x1="0.205cm" svg:y1="5.316cm" svg:x2="10.497cm" svg:y2="5.369cm"><text:p/></draw:line><draw:line text:anchor-type="paragraph" draw:z-index="2" draw:style-name="gr2" draw:text-style-name="P27" svg:x1="0.205cm" svg:y1="3.041cm" svg:x2="10.497cm" svg:y2="3.041cm"><text:p/></draw:line><draw:rect text:anchor-type="paragraph" draw:z-index="0" draw:style-name="gr1" draw:text-style-name="P27" svg:width="1.165cm" svg:height="4.79cm" svg:x="0.205cm" svg:y="0.527cm"><text:p/></draw:rect><draw:rect text:anchor-type="paragraph" draw:z-index="7" draw:style-name="gr2" draw:text-style-name="P27" svg:width="5.398cm" svg:height="3.996cm" svg:x="12.455cm" svg:y="-0.196cm"><text:p/></draw:rect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h text:style-name="P23" text:outline-level="1"><text:bookmark-start text:name="__RefHeading__180_1381536274"/><text:span text:style-name="T5">2</text:span><text:span text:style-name="T4"> – </text:span><text:span text:style-name="T5">Le schéma structurel de la carte et les composants :</text:span><text:bookmark-end text:name="__RefHeading__180_1381536274"/></text:h>
      <text:p text:style-name="P13"><text:span text:style-name="T6"/></text:p>
      <text:p text:style-name="P13"><text:span text:style-name="T6">2-1) <text:s/>Avec <text:tab/></text:span><text:span text:style-name="T7">Ve max=14,2 mV </text:span></text:p>
      <text:p text:style-name="P13"><text:span text:style-name="T7"><text:tab/><text:tab/>Vs max=2V</text:span></text:p>
      <text:p text:style-name="P14"><draw:rect text:anchor-type="paragraph" draw:z-index="9" draw:style-name="gr7" draw:text-style-name="P27" svg:width="14.765cm" svg:height="4.128cm" svg:x="1.051cm" svg:y="0.083cm"><text:p/></draw:rect><draw:frame text:anchor-type="paragraph" draw:z-index="11" draw:style-name="gr8" draw:text-style-name="P29" svg:width="5.769cm" svg:height="1.43cm" svg:x="1.289cm" svg:y="0.295cm"><draw:text-box><text:p text:style-name="P28"><text:span text:style-name="T15">Calcul du Gain G :</text:span></text:p></draw:text-box></draw:frame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draw:rect text:anchor-type="paragraph" draw:z-index="10" draw:style-name="gr7" draw:text-style-name="P27" svg:width="14.765cm" svg:height="4.128cm" svg:x="1.051cm" svg:y="0.083cm"><text:p/></draw:rect><draw:frame text:anchor-type="paragraph" draw:z-index="12" draw:style-name="gr9" svg:width="6.615cm" svg:height="2.488cm" svg:x="1.289cm" svg:y="0.462cm"><draw:text-box><text:p text:style-name="P28"><text:span text:style-name="T15">Calcul de la résistance </text:span><text:span text:style-name="T15">R2 :</text:span></text:p></draw:text-box></draw:frame><text:span text:style-name="T6"/></text:p>
      <text:p text:style-name="P14"><text:span text:style-name="T6"/></text:p>
      <text:p text:style-name="P14"><text:span text:style-name="T6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draw:frame draw:style-name="fr1" draw:name="images1" text:anchor-type="paragraph" svg:x="12.742cm" svg:y="0.489cm" svg:width="3.655cm" svg:height="4.089cm" draw:z-index="15"><draw:image xlink:href="Pictures/20000009000016A300001953E1D44F60.svm" xlink:type="simple" xlink:show="embed" xlink:actuate="onLoad"/></draw:frame><text:span text:style-name="T8">2-2) </text:span><text:span text:style-name="T12">Pspice, document joint.</text:span></text:p>
      <text:p text:style-name="P10"><draw:rect text:anchor-type="paragraph" draw:z-index="13" draw:style-name="gr7" draw:text-style-name="P27" svg:width="14.765cm" svg:height="7.33cm" svg:x="1.051cm" svg:y="0.859cm"><text:p/></draw:rect><draw:frame text:anchor-type="paragraph" draw:z-index="14" draw:style-name="gr10" svg:width="8.758cm" svg:height="2.726cm" svg:x="1.263cm" svg:y="1.177cm"><draw:text-box><text:p text:style-name="P28"><text:span text:style-name="T15">Filtre RC :</text:span></text:p></draw:text-box></draw:frame><text:span text:style-name="T11">2-3) Le filtre constitué par R3/C8 est un filtre RC. </text:span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>C'est un filtre passe bas qui filtrera les fréquences pertubatrices.</text:span></text:p>
      <text:p text:style-name="P18"><text:span text:style-name="T11"/></text:p>
      <text:p text:style-name="P11"><draw:rect text:anchor-type="paragraph" draw:z-index="16" draw:style-name="gr7" draw:text-style-name="P27" svg:width="3.652cm" svg:height="0.768cm" svg:x="8.883cm" svg:y="0.443cm"><text:p/></draw:rect><text:span text:style-name="T11">2-4) Le microcontrôleur PIC est alimenté en 5V, pour ces 5V la valeur </text:span><text:span text:style-name="T13">maximum </text:span><text:span text:style-name="T11"><text:s/>convertie en numérique </text:span><text:span text:style-name="T13">est de 8bits, soit </text:span></text:p>
      <text:p text:style-name="P11"><text:span text:style-name="T13"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4"><text:span text:style-name="T13">5V</text:span></text:p>
          </table:table-cell>
          <table:table-cell table:style-name="Tableau1.B1" office:value-type="string">
            <text:p text:style-name="P24"><text:span text:style-name="T13">256</text:span></text:p>
          </table:table-cell>
        </table:table-row>
        <table:table-row>
          <table:table-cell table:style-name="Tableau1.A2" office:value-type="string">
            <text:p text:style-name="P24"><text:span text:style-name="T13">0V</text:span></text:p>
          </table:table-cell>
          <table:table-cell table:style-name="Tableau1.B2" office:value-type="string">
            <text:p text:style-name="P24"><text:span text:style-name="T13">0</text:span></text:p>
          </table:table-cell>
        </table:table-row>
      </table:table>
      <text:p text:style-name="P11"><text:span text:style-name="T13"/></text:p>
      <text:p text:style-name="P11"><draw:frame text:anchor-type="paragraph" draw:z-index="18" draw:style-name="gr11" draw:text-style-name="P28" svg:width="6.404cm" svg:height="1.228cm" svg:x="1.289cm" svg:y="0.145cm"><draw:text-box><text:p text:style-name="P28"><text:span text:style-name="T15">Calcul du Quantum :</text:span></text:p></draw:text-box></draw:frame><draw:rect text:anchor-type="paragraph" draw:z-index="17" draw:style-name="gr7" draw:text-style-name="P27" svg:width="14.765cm" svg:height="2.763cm" svg:x="1.051cm" svg:y="-0.067cm"><text:p/></draw:rect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Si nous avons 2V en entrée du PIC, alors en numérique nous obtiendrons :</text:span></text:p>
      <text:p text:style-name="P11"><draw:rect text:anchor-type="paragraph" draw:z-index="19" draw:style-name="gr7" draw:text-style-name="P27" svg:width="7.33cm" svg:height="1.773cm" svg:x="3.856cm" svg:y="0.208cm"><text:p/></draw:rect><text:span text:style-name="T13"/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pan text:style-name="T13">Si ces 2V est la tension maximum possible, alors 102 sera la valeur maximum. </text:span></text:p>
      <text:p text:style-name="P19"><text:span text:style-name="T13">Les valeurs de 103 à 255 seront inutilisées.</text:span></text:p>
      <text:p text:style-name="P17"><text:span text:style-name="T9">Pour une excursion de 0 à 4V :</text:span></text:p>
      <text:p text:style-name="P16"><draw:rect text:anchor-type="paragraph" draw:z-index="20" draw:style-name="gr7" draw:text-style-name="P27" svg:width="14.765cm" svg:height="4.128cm" svg:x="1.051cm" svg:y="0.083cm"><text:p/></draw:rect><draw:frame text:anchor-type="paragraph" draw:z-index="22" draw:style-name="gr8" draw:text-style-name="P29" svg:width="5.769cm" svg:height="1.43cm" svg:x="1.289cm" svg:y="0.295cm"><draw:text-box><text:p text:style-name="P28"><text:span text:style-name="T15">Calcul du Gain G :</text:span></text:p></draw:text-box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draw:rect text:anchor-type="paragraph" draw:z-index="21" draw:style-name="gr7" draw:text-style-name="P27" svg:width="14.765cm" svg:height="4.128cm" svg:x="1.051cm" svg:y="0.365cm"><text:p/></draw:rect><text:span text:style-name="T6"/></text:p>
      <text:p text:style-name="P16"><draw:frame text:anchor-type="paragraph" draw:z-index="23" draw:style-name="gr9" svg:width="6.615cm" svg:height="2.488cm" svg:x="1.289cm" svg:y="0.012cm"><draw:text-box><text:p text:style-name="P28"><text:span text:style-name="T15">Calcul de la résistance </text:span><text:span text:style-name="T15">R2 :</text:span></text:p></draw:text-box></draw:frame><text:span text:style-name="T6"/></text:p>
      <text:p text:style-name="P16"><text:span text:style-name="T6"/></text:p>
      <text:p text:style-name="P1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OpenSymbol1" svg:font-family="OpenSymbol, 'Arial Unicode MS'"/>
    <style:font-face style:name="F" svg:font-family="" style:font-family-generic="roman"/>
    <style:font-face style:name="Times New Roman1" svg:font-family="'Times New Roman'" style:font-family-generic="roman"/>
    <style:font-face style:name="DejaVu Sans" svg:font-family="'DejaVu Sans'" style:font-family-generic="swiss"/>
    <style:font-face style:name="Mangal" svg:font-family="Mangal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angal2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1" officeooo:rsid="0015c526" officeooo:paragraph-rsid="0015c526"/>
    </style:style>
    <style:style style:name="MP2" style:family="paragraph" style:parent-style-name="Header">
      <style:text-properties style:font-name="DejaVu Sans1" officeooo:rsid="0015c526" officeooo:paragraph-rsid="00b1f985"/>
    </style:style>
    <style:style style:name="MT1" style:family="text">
      <style:text-properties officeooo:rsid="005f8d02"/>
    </style:style>
    <style:style style:name="MT2" style:family="text">
      <style:text-properties officeooo:rsid="00b1f9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6-03-23T16:32:38.34">23/03/16</text:date></text:p>
        <text:p text:style-name="MP2"><text:tab/><text:span text:style-name="MT2">TD_Capteur_et_Amplification</text:span><text:tab/></text:p>
      </style:header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6-03-23T16:32:38.34</dc:date>
    <meta:editing-duration>P1DT2H32M7S</meta:editing-duration>
    <meta:editing-cycles>110</meta:editing-cycles>
    <meta:generator>LibreOffice/4.0.4.2$Windows_x86 LibreOffice_project/9e9821abd0ffdbc09cd8c52eaa574fa09eb08f2</meta:generator>
    <dc:title>-</dc:title>
    <meta:initial-creator>BTS</meta:initial-creator>
    <meta:print-date>2016-03-23T16:21:44.65</meta:print-date>
    <meta:document-statistic meta:table-count="1" meta:image-count="1" meta:object-count="0" meta:page-count="5" meta:paragraph-count="31" meta:word-count="224" meta:character-count="1277" meta:non-whitespace-character-count="1068"/>
  </office:meta>
</office:document-meta>
</file>